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language="pt" fo:country="PT" fo:font-weight="normal" officeooo:paragraph-rsid="00261b24" style:font-weight-asian="normal" style:font-weight-complex="normal"/>
    </style:style>
    <style:style style:name="P2" style:family="paragraph" style:parent-style-name="Standard">
      <style:paragraph-properties fo:line-height="150%"/>
      <style:text-properties fo:language="pt" fo:country="PT" fo:font-weight="normal" officeooo:paragraph-rsid="00283453" style:font-weight-asian="normal" style:font-weight-complex="normal"/>
    </style:style>
    <style:style style:name="P3" style:family="paragraph" style:parent-style-name="Standard">
      <style:paragraph-properties fo:line-height="150%"/>
      <style:text-properties fo:language="pt" fo:country="PT" fo:font-weight="normal" officeooo:paragraph-rsid="00328fe7" style:font-weight-asian="normal" style:font-weight-complex="normal"/>
    </style:style>
    <style:style style:name="P4" style:family="paragraph" style:parent-style-name="Standard">
      <style:paragraph-properties fo:line-height="150%"/>
      <style:text-properties fo:language="pt" fo:country="PT" fo:font-weight="normal" officeooo:rsid="00167b48" officeooo:paragraph-rsid="00165bc9" style:font-weight-asian="normal" style:font-weight-complex="normal"/>
    </style:style>
    <style:style style:name="P5" style:family="paragraph" style:parent-style-name="Standard">
      <style:paragraph-properties fo:line-height="150%"/>
      <style:text-properties fo:language="pt" fo:country="PT" fo:font-weight="normal" officeooo:rsid="0018f3c2" officeooo:paragraph-rsid="00167b48" style:font-weight-asian="normal" style:font-weight-complex="normal"/>
    </style:style>
    <style:style style:name="P6" style:family="paragraph" style:parent-style-name="Standard">
      <style:paragraph-properties fo:line-height="150%"/>
      <style:text-properties fo:language="pt" fo:country="PT" fo:font-weight="normal" officeooo:rsid="001a9305" officeooo:paragraph-rsid="0018f3c2" style:font-weight-asian="normal" style:font-weight-complex="normal"/>
    </style:style>
    <style:style style:name="P7" style:family="paragraph" style:parent-style-name="Standard">
      <style:paragraph-properties fo:line-height="150%"/>
      <style:text-properties fo:language="pt" fo:country="PT" fo:font-weight="normal" officeooo:rsid="001a9305" officeooo:paragraph-rsid="00261b24" style:font-weight-asian="normal" style:font-weight-complex="normal"/>
    </style:style>
    <style:style style:name="P8" style:family="paragraph" style:parent-style-name="Standard">
      <style:paragraph-properties fo:line-height="150%"/>
      <style:text-properties fo:language="pt" fo:country="PT" fo:font-weight="normal" officeooo:rsid="00283453" officeooo:paragraph-rsid="00283453" style:font-weight-asian="normal" style:font-weight-complex="normal"/>
    </style:style>
    <style:style style:name="P9" style:family="paragraph" style:parent-style-name="Standard">
      <style:paragraph-properties fo:line-height="150%"/>
      <style:text-properties fo:language="pt" fo:country="PT" fo:font-weight="normal" officeooo:rsid="001de1aa" officeooo:paragraph-rsid="002f4de0" style:font-weight-asian="normal" style:font-weight-complex="normal"/>
    </style:style>
    <style:style style:name="P10" style:family="paragraph" style:parent-style-name="Standard">
      <style:paragraph-properties fo:line-height="150%"/>
      <style:text-properties fo:language="pt" fo:country="PT" fo:font-weight="normal" officeooo:rsid="001de1aa" officeooo:paragraph-rsid="00328fe7" style:font-weight-asian="normal" style:font-weight-complex="normal"/>
    </style:style>
    <style:style style:name="P11" style:family="paragraph" style:parent-style-name="Standard">
      <style:paragraph-properties fo:line-height="150%"/>
      <style:text-properties fo:language="pt" fo:country="PT" fo:font-weight="normal" officeooo:rsid="001de1aa" officeooo:paragraph-rsid="0034842f" style:font-weight-asian="normal" style:font-weight-complex="normal"/>
    </style:style>
    <style:style style:name="P12" style:family="paragraph" style:parent-style-name="Standard">
      <style:paragraph-properties fo:line-height="150%"/>
      <style:text-properties fo:language="pt" fo:country="PT" fo:font-weight="normal" officeooo:rsid="00230d94" officeooo:paragraph-rsid="002f4de0" style:font-weight-asian="normal" style:font-weight-complex="normal"/>
    </style:style>
    <style:style style:name="P13" style:family="paragraph" style:parent-style-name="Standard">
      <style:paragraph-properties fo:line-height="150%"/>
      <style:text-properties fo:language="pt" fo:country="PT" fo:font-weight="normal" officeooo:rsid="002f4de0" officeooo:paragraph-rsid="002f4de0" style:font-weight-asian="normal" style:font-weight-complex="normal"/>
    </style:style>
    <style:style style:name="P14" style:family="paragraph" style:parent-style-name="Standard">
      <style:paragraph-properties fo:line-height="150%"/>
      <style:text-properties fo:language="pt" fo:country="PT" fo:font-weight="normal" officeooo:rsid="002d636b" officeooo:paragraph-rsid="00292e42" fo:background-color="transparent" style:font-weight-asian="normal" style:font-weight-complex="normal"/>
    </style:style>
    <style:style style:name="P15" style:family="paragraph" style:parent-style-name="Standard">
      <style:text-properties fo:language="pt" fo:country="PT" fo:font-weight="bold" officeooo:rsid="00165bc9" officeooo:paragraph-rsid="00165bc9" style:font-weight-asian="bold" style:font-weight-complex="bold"/>
    </style:style>
    <style:style style:name="P16" style:family="paragraph" style:parent-style-name="Standard">
      <style:paragraph-properties fo:line-height="150%"/>
      <style:text-properties officeooo:paragraph-rsid="00328fe7"/>
    </style:style>
    <style:style style:name="P17" style:family="paragraph" style:parent-style-name="Standard">
      <style:paragraph-properties fo:line-height="150%"/>
      <style:text-properties fo:language="pt" fo:country="PT" fo:font-weight="normal" officeooo:rsid="00328fe7" officeooo:paragraph-rsid="00328fe7" style:font-weight-asian="normal" style:font-weight-complex="normal"/>
    </style:style>
    <style:style style:name="P18" style:family="paragraph" style:parent-style-name="Standard">
      <style:paragraph-properties fo:line-height="150%"/>
      <style:text-properties fo:language="pt" fo:country="PT" fo:font-weight="normal" officeooo:rsid="0034842f" officeooo:paragraph-rsid="0034842f" style:font-weight-asian="normal" style:font-weight-complex="normal"/>
    </style:style>
    <style:style style:name="P19" style:family="paragraph" style:parent-style-name="Standard">
      <style:paragraph-properties fo:line-height="150%"/>
      <style:text-properties fo:language="pt" fo:country="PT" fo:font-weight="normal" officeooo:rsid="002f4de0" officeooo:paragraph-rsid="00328fe7" style:font-weight-asian="normal" style:font-weight-complex="normal"/>
    </style:style>
    <style:style style:name="P20" style:family="paragraph" style:parent-style-name="Standard">
      <style:paragraph-properties fo:line-height="150%"/>
      <style:text-properties fo:language="pt" fo:country="PT" fo:font-weight="normal" officeooo:paragraph-rsid="0036deb2" style:font-weight-asian="normal" style:font-weight-complex="normal"/>
    </style:style>
    <style:style style:name="P21" style:family="paragraph" style:parent-style-name="Standard">
      <style:paragraph-properties fo:line-height="150%"/>
      <style:text-properties fo:language="pt" fo:country="PT" fo:font-weight="normal" officeooo:rsid="001de1aa" officeooo:paragraph-rsid="00388ae4" style:font-weight-asian="normal" style:font-weight-complex="normal"/>
    </style:style>
    <style:style style:name="P22" style:family="paragraph" style:parent-style-name="Standard">
      <style:paragraph-properties fo:line-height="150%"/>
      <style:text-properties fo:language="pt" fo:country="PT" fo:font-weight="normal" officeooo:rsid="001de1aa" officeooo:paragraph-rsid="003a804a" style:font-weight-asian="normal" style:font-weight-complex="normal"/>
    </style:style>
    <style:style style:name="T1" style:family="text">
      <style:text-properties officeooo:rsid="00165bc9"/>
    </style:style>
    <style:style style:name="T2" style:family="text">
      <style:text-properties officeooo:rsid="00167b48"/>
    </style:style>
    <style:style style:name="T3" style:family="text">
      <style:text-properties officeooo:rsid="0017b1ee"/>
    </style:style>
    <style:style style:name="T4" style:family="text">
      <style:text-properties officeooo:rsid="0018f3c2"/>
    </style:style>
    <style:style style:name="T5" style:family="text">
      <style:text-properties officeooo:rsid="001a9305"/>
    </style:style>
    <style:style style:name="T6" style:family="text">
      <style:text-properties officeooo:rsid="001add08"/>
    </style:style>
    <style:style style:name="T7" style:family="text">
      <style:text-properties officeooo:rsid="001cc2de"/>
    </style:style>
    <style:style style:name="T8" style:family="text">
      <style:text-properties officeooo:rsid="001d0f91"/>
    </style:style>
    <style:style style:name="T9" style:family="text">
      <style:text-properties officeooo:rsid="00202ca6"/>
    </style:style>
    <style:style style:name="T10" style:family="text">
      <style:text-properties officeooo:rsid="00204587"/>
    </style:style>
    <style:style style:name="T11" style:family="text">
      <style:text-properties officeooo:rsid="00220399"/>
    </style:style>
    <style:style style:name="T12" style:family="text">
      <style:text-properties officeooo:rsid="00230d94"/>
    </style:style>
    <style:style style:name="T13" style:family="text">
      <style:text-properties officeooo:rsid="00249c2f"/>
    </style:style>
    <style:style style:name="T14" style:family="text">
      <style:text-properties officeooo:rsid="00261b24"/>
    </style:style>
    <style:style style:name="T15" style:family="text">
      <style:text-properties officeooo:rsid="00274e22"/>
    </style:style>
    <style:style style:name="T16" style:family="text">
      <style:text-properties fo:font-style="italic" officeooo:rsid="00274e22" style:font-style-asian="italic" style:font-style-complex="italic"/>
    </style:style>
    <style:style style:name="T17" style:family="text">
      <style:text-properties fo:font-style="italic" officeooo:rsid="00328fe7" style:font-style-asian="italic" style:font-style-complex="italic"/>
    </style:style>
    <style:style style:name="T18" style:family="text">
      <style:text-properties officeooo:rsid="00283453"/>
    </style:style>
    <style:style style:name="T19" style:family="text">
      <style:text-properties officeooo:rsid="0029c885"/>
    </style:style>
    <style:style style:name="T20" style:family="text">
      <style:text-properties officeooo:rsid="002b0297"/>
    </style:style>
    <style:style style:name="T21" style:family="text">
      <style:text-properties officeooo:rsid="002bea90"/>
    </style:style>
    <style:style style:name="T22" style:family="text">
      <style:text-properties officeooo:rsid="002d636b"/>
    </style:style>
    <style:style style:name="T23" style:family="text">
      <style:text-properties officeooo:rsid="002f4de0"/>
    </style:style>
    <style:style style:name="T24" style:family="text">
      <style:text-properties officeooo:rsid="0030367e"/>
    </style:style>
    <style:style style:name="T25" style:family="text">
      <style:text-properties officeooo:rsid="00328fe7"/>
    </style:style>
    <style:style style:name="T26" style:family="text">
      <style:text-properties fo:language="pt" fo:country="PT" fo:font-weight="normal" officeooo:rsid="00283453" style:font-weight-asian="normal" style:font-weight-complex="normal"/>
    </style:style>
    <style:style style:name="T27" style:family="text">
      <style:text-properties fo:language="pt" fo:country="PT" fo:font-weight="normal" officeooo:rsid="0031b060" fo:background-color="transparent" style:font-weight-asian="normal" style:font-weight-complex="normal"/>
    </style:style>
    <style:style style:name="T28" style:family="text">
      <style:text-properties fo:language="pt" fo:country="PT" fo:font-weight="normal" officeooo:rsid="00292e42" fo:background-color="transparent" style:font-weight-asian="normal" style:font-weight-complex="normal"/>
    </style:style>
    <style:style style:name="T29" style:family="text">
      <style:text-properties fo:language="pt" fo:country="PT" fo:font-weight="normal" officeooo:rsid="00328fe7" fo:background-color="transparent" style:font-weight-asian="normal" style:font-weight-complex="normal"/>
    </style:style>
    <style:style style:name="T30" style:family="text">
      <style:text-properties fo:language="pt" fo:country="PT" fo:font-weight="normal" officeooo:rsid="002d636b" fo:background-color="transparent" style:font-weight-asian="normal" style:font-weight-complex="normal"/>
    </style:style>
    <style:style style:name="T31" style:family="text">
      <style:text-properties fo:language="pt" fo:country="PT" fo:font-weight="normal" officeooo:rsid="0036deb2" fo:background-color="transparent" style:font-weight-asian="normal" style:font-weight-complex="normal"/>
    </style:style>
    <style:style style:name="T32" style:family="text">
      <style:text-properties fo:language="pt" fo:country="PT" fo:font-style="italic" fo:font-weight="normal" officeooo:rsid="00328fe7" fo:background-color="transparent" style:font-style-asian="italic" style:font-weight-asian="normal" style:font-style-complex="italic" style:font-weight-complex="normal"/>
    </style:style>
    <style:style style:name="T33" style:family="text">
      <style:text-properties fo:font-style="normal" officeooo:rsid="00328fe7" style:font-style-asian="normal" style:font-style-complex="normal"/>
    </style:style>
    <style:style style:name="T34" style:family="text">
      <style:text-properties officeooo:rsid="0034842f"/>
    </style:style>
    <style:style style:name="T35" style:family="text">
      <style:text-properties officeooo:rsid="003520dd"/>
    </style:style>
    <style:style style:name="T36" style:family="text">
      <style:text-properties officeooo:rsid="00355508"/>
    </style:style>
    <style:style style:name="T37" style:family="text">
      <style:text-properties officeooo:rsid="0036deb2"/>
    </style:style>
    <style:style style:name="T38" style:family="text">
      <style:text-properties officeooo:rsid="00388ae4"/>
    </style:style>
    <style:style style:name="T39" style:family="text">
      <style:text-properties officeooo:rsid="003a80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 Fuga</text:p>
      <text:p text:style-name="P15"/>
      <text:p text:style-name="P20"><text:span text:style-name="T1">Como facilmente o leitor perceberá pelo título desta crónica falarei aqui de uma fuga, de quem </text:span><text:span text:style-name="T13">a encetou </text:span><text:span text:style-name="T1">e de onde </text:span><text:span text:style-name="T13">escapou</text:span><text:span text:style-name="T4"> </text:span><text:span text:style-name="T13">o seu autor </text:span><text:span text:style-name="T1">revelo já em seguida, </text:span><text:span text:style-name="T11">sem </text:span><text:span text:style-name="T13">grandes delongas</text:span><text:span text:style-name="T11">, porque, </text:span><text:span text:style-name="T37">e isto sem qualquer desdém,</text:span><text:span text:style-name="T11"> tenho mais o que fazer </text:span><text:span text:style-name="T13">nesta noite </text:span><text:span text:style-name="T14">de inverno </text:span><text:span text:style-name="T13">em que se me enregelam os pés, </text:span><text:span text:style-name="T14">sentado no sofá, a escrever </text:span><text:span text:style-name="T18">esta narrativa</text:span><text:span text:style-name="T14"> para si</text:span><text:span text:style-name="T1">. Refiro-me pois então a Valeria, a vampira que adoptei numa das minhas últimas aventuras, e que me acaba de fugir do quarto que com todo o carinho lhe havia propositadamente preparado </text:span><text:span text:style-name="T14">como aposento</text:span><text:span text:style-name="T1">. </text:span>Esta manhã mal acordei fui, como quase sempre <text:span text:style-name="T14">fiz </text:span><text:span text:style-name="T1">nesta semana que passou comigo, directamente aos seus aposentos, mas hoje a cama estava vazia. As braçadeiras de couro com que a mantinha presa </text:span><text:span text:style-name="T14">em volta do</text:span><text:span text:style-name="T1"> estrado estavam rasgadas. </text:span><text:span text:style-name="T2">Pelos cortes irregulares </text:span><text:span text:style-name="T4">e desleixados </text:span><text:span text:style-name="T2">percebo facilmente que foram estropiadas </text:span><text:span text:style-name="T19">por dentes aguçados. Ratos não terão sido de certeza. Os rasgões dever-se-ão aos seus próprios </text:span><text:span text:style-name="T2">dentes, que muito provavelmente lhe terão voltado a nascer durante a noite. Sabia que isto aconteceria mais </text:span><text:span text:style-name="T14">dia menos dia </text:span><text:span text:style-name="T2">mas nunca pensei que os</text:span><text:span text:style-name="T1"> </text:span><text:span text:style-name="T2">malditos </text:span><text:span text:style-name="T20">esmaltes </text:span><text:span text:style-name="T2">substitutos surgissem tão depressa. </text:span><text:span text:style-name="T18">O meu conhecimento acerca desta matéria só agora contabiliza um arquivo de factos. </text:span><text:span text:style-name="T37">Quero com isto dizer que nunca antes havia experimentado a extracção.</text:span></text:p>
      <text:p text:style-name="P4"/>
      <text:p text:style-name="P2"><text:span text:style-name="T11">A experiência </text:span><text:span text:style-name="T37">a que se refere este meu relato</text:span><text:span text:style-name="T18"> </text:span><text:span text:style-name="T11">revel</text:span><text:span text:style-name="T37">ou-se</text:span><text:span text:style-name="T11"> um fracasso total. </text:span><text:span text:style-name="T2">As minhas tentativas de humanizá-la não tiveram o efeito esperado, </text:span><text:span text:style-name="T14">e</text:span><text:span text:style-name="T11"> </text:span><text:span text:style-name="T2">Valeria apenas se mostrava menos agressiva e mais cooperativa quando estava sob o efeito de sedativos ou depois de uma </text:span><text:span text:style-name="T4">copiosa </text:span><text:span text:style-name="T2">refeição, </text:span><text:span text:style-name="T37">como se ficasse inebriada </text:span><text:span text:style-name="T2">. </text:span><text:span text:style-name="T18">Creio, contudo, ser possível um dia conseguir </text:span><text:span text:style-name="T37">um outro</text:span><text:span text:style-name="T20"> </text:span><text:span text:style-name="T18">feito; </text:span><text:span text:style-name="T20">o de </text:span><text:span text:style-name="T18">reverter a metamorfose em exemplares vitimas da mordida dos “puros”, </text:span><text:span text:style-name="T37">que não era o caso aqui</text:span><text:span text:style-name="T18">. </text:span><text:span text:style-name="T2">Todos os vampiros que conheci até hoje têm uma coisa em comum, são muito limitados em termos de vocabulário. Mesmo aqueles que não são vampiros de primeira categoria, aqueles que </text:span><text:span text:style-name="T4">apelido</text:span><text:span text:style-name="T2"> de “transformados”, parecem perder parte dessa capacidade </text:span><text:span text:style-name="T14">de comunicação </text:span><text:span text:style-name="T2">que desenvolveram </text:span><text:span text:style-name="T14">enquanto</text:span><text:span text:style-name="T2"> humanos. Alguma á</text:span><text:span text:style-name="T14">rea</text:span><text:span text:style-name="T2"> do cérebro que domina a </text:span><text:span text:style-name="T14">característica da </text:span><text:span text:style-name="T2">fala deve </text:span><text:span text:style-name="T3">ser alterada no processo de transformação. </text:span><text:span text:style-name="T21">Salvo raras excepções, o certo é que muitos mais parecem atrasados mentais. Como é ó</text:span><text:span text:style-name="T37">bvio e acontece</text:span><text:span text:style-name="T21"> em todas as espécies, há espécimes melhores que outros. Mas j</text:span><text:span text:style-name="T20">á que faço aqui referência a esta distinção</text:span><text:span text:style-name="T21"> entre tipos de vampiros</text:span><text:span text:style-name="T20">, acho que vou aproveitar </text:span><text:span text:style-name="T18">para fazer um parágrafo, curto, com o objectivo de elucidar o leitor sobre o </text:span><text:span text:style-name="T21">assunto</text:span><text:span text:style-name="T18">, </text:span><text:span text:style-name="T21">pois </text:span><text:span text:style-name="T18">penso </text:span><text:span text:style-name="T21">que </text:span><text:span text:style-name="T18">pode ser útil para </text:span><text:span text:style-name="T21">melhor </text:span><text:span text:style-name="T18">ajudar a compreender algumas das min</text:span><text:span text:style-name="T21">h</text:span><text:span text:style-name="T18">as narrações. Retomarei </text:span><text:span text:style-name="T21">o fio da</text:span><text:span text:style-name="T18"> história logo após. </text:span></text:p>
      <text:p text:style-name="P8"/>
      <text:p text:style-name="P16"><text:span text:style-name="T26">Existem portanto aqueles que referi anteriormente como “transformados”, ou vampiros de segunda categoria, se quisermos ser um pouco </text:span><text:span text:style-name="T27">taxativos,</text:span><text:span text:style-name="T28"> e os “puros”, ou vampiros de primeira categoria. Os puros são aqueles cujo ADN é 100% de linhagem vampírica, descendendo portanto de ancestrais da </text:span><text:soft-page-break/><text:span text:style-name="T28">espécie </text:span><text:span text:style-name="T27">original, </text:span><text:span text:style-name="T29">cujos primeiros exemplares foram descobertos pelo meu tetra tetraavõ nas </text:span><text:span text:style-name="T31">antigas </text:span><text:span text:style-name="T29">cavernas </text:span><text:span text:style-name="T32">Hastings</text:span><text:span text:style-name="T28">. Os “transformados” são humanos que foram mordidos por vampiros “puros”, onde, através de recombinações de ADN que a ciência ainda hoje não sabe como explicar, </text:span><text:span text:style-name="T30">despoletadas</text:span><text:span text:style-name="T28"> p</text:span><text:span text:style-name="T30">ela acção de</text:span><text:span text:style-name="T28"> uma enzima que só existe no sangue destes últimos, </text:span><text:span text:style-name="T31">se dá o processo que </text:span><text:span text:style-name="T28">faz com que se transformem também eles em </text:span><text:span text:style-name="T30">vampiros. A maior diferença é que um “transformado” não consegue converter outro humano </text:span><text:span text:style-name="T31">num o</text:span><text:span text:style-name="T30">utro “transformado”, das duas uma; ou faz com que </text:span><text:span text:style-name="T29">o segundo </text:span><text:span text:style-name="T30">morra ou </text:span><text:span text:style-name="T29">este </text:span><text:span text:style-name="T30">apenas lhe serve de alimento.</text:span></text:p>
      <text:p text:style-name="P14"/>
      <text:p text:style-name="P20"><text:span text:style-name="T22">Voltemos então ao assunto que nos trouxe até aqui. Onde é que ia mesmo?... Há já sei... </text:span><text:span text:style-name="T3">Isto tudo </text:span><text:span text:style-name="T22">foi apenas </text:span><text:span text:style-name="T3">para dizer que sendo Valéria uma vampira de linhagem legítima muito poucas palavras </text:span><text:span text:style-name="T11">em língua de gente </text:span><text:span text:style-name="T3">lhe consegui tirar durante todo este tempo </text:span><text:span text:style-name="T22">de cativeiro</text:span><text:span text:style-name="T3">. E mesmo essas poucas nunca foram </text:span><text:span text:style-name="T14">muito </text:span><text:span text:style-name="T3">agradáveis </text:span><text:span text:style-name="T14">de ouvir</text:span><text:span text:style-name="T3">. Por isso temo que o meu acto </text:span><text:span text:style-name="T14">irreflectido </text:span><text:span text:style-name="T3">de </text:span><text:span text:style-name="T25">lhe </text:span><text:span text:style-name="T3">salvar a pele dando-lhe a beber do meu próprio sangue não seja </text:span><text:span text:style-name="T25">benesse </text:span><text:span text:style-name="T3">suficiente</text:span><text:span text:style-name="T25"> </text:span><text:span text:style-name="T3">para que ela deixe de pensar em vingar-se pela morte do seu noivo. </text:span><text:span text:style-name="T4">Espero estar errado... </text:span><text:span text:style-name="T11">não me dava jeito morrer tão cedo, faço 36 anos em Julho.</text:span></text:p>
      <text:p text:style-name="P5"/>
      <text:p text:style-name="P3"><text:span text:style-name="T4">Procuro por tudo quanto é canto mas não vejo sinais dela em lado algum. Convencido que já não se encontra do lado de dentro destas quatro paredes sigo até ao alpendre. Se efectivamente saiu </text:span><text:span text:style-name="T11">tê-lo-á feito</text:span><text:span text:style-name="T4"> </text:span><text:span text:style-name="T9">ainda </text:span><text:span text:style-name="T4">a coberto do manto </text:span><text:span text:style-name="T11">protector </text:span><text:span text:style-name="T4">da noite </text:span><text:span text:style-name="T37">por razões óbvias</text:span><text:span text:style-name="T4">, <text:s/></text:span><text:span text:style-name="T23">a</text:span><text:span text:style-name="T9">inda </text:span><text:span text:style-name="T10">assim </text:span><text:span text:style-name="T4">não creio que esteja </text:span><text:span text:style-name="T11">muito </text:span><text:span text:style-name="T4">longe. Não conhecendo a zona não acredito que avance demasiado depressa, até porque é uma zona rural onde há muitas quintas e muitos guardadores de gado com cães treinados, </text:span><text:span text:style-name="T14">dos quais os vampiros não são propriamente os melhores amigos</text:span><text:span text:style-name="T4">. </text:span><text:span text:style-name="T23">Os cães detectam a presença desta raça a léguas. Portanto, não sendo </text:span><text:span text:style-name="T4">fácil passar despercebida </text:span><text:span text:style-name="T10">sem causar alarido, </text:span><text:span text:style-name="T11">a</text:span><text:span text:style-name="T4">credito que </text:span><text:span text:style-name="T11">possa</text:span><text:span text:style-name="T4"> estar escondida nas redondezas. Mal espreito o </text:span><text:span text:style-name="T38">primeiro raio de</text:span><text:span text:style-name="T4"> sol matinal </text:span><text:span text:style-name="T10">debaixo da alpendrada</text:span><text:span text:style-name="T4"> </text:span><text:span text:style-name="T5">deparo-me com um cenário de morte e destruição. A casota do meu novo fiel amigo, um pastor alemão de </text:span><text:span text:style-name="T14">cinco</text:span><text:span text:style-name="T5"> meses que </text:span><text:span text:style-name="T11">me foi oferecido</text:span><text:span text:style-name="T5"> há bem pouco</text:span><text:span text:style-name="T6"> tempo, </text:span><text:span text:style-name="T5">está completamente esfacelada, com </text:span><text:span text:style-name="T11">irregulares</text:span><text:span text:style-name="T5"> salpicos de sangue espalhados sobre as tábuas brancas. O corpo d</text:span><text:span text:style-name="T6">o pequeno</text:span><text:span text:style-name="T5"> Bob</text:span><text:span text:style-name="T6">b</text:span><text:span text:style-name="T5">y está um pouco mais à frente, empalado na primeira estaca da vedação, mesmo </text:span><text:span text:style-name="T6">a</text:span><text:span text:style-name="T5">o canto, junto à caixa do correio. Dele restou apenas a pele e o osso, nada mais, os tecidos moles desapareceram, e parece-me haver mais sangue do próprio sobre o que resta da sua minicasa do que propriamente no pedaço de trapo em que ela transformou o corpo </text:span><text:span text:style-name="T6">do </text:span><text:span text:style-name="T14">pobre </text:span><text:span text:style-name="T6">animal. </text:span><text:span text:style-name="T14">Não sei se o terá feito por vingança ou apenas</text:span><text:span text:style-name="T6"> </text:span><text:span text:style-name="T14">para</text:span><text:span text:style-name="T10"> se saciar</text:span><text:span text:style-name="T5">... <text:s/></text:span><text:span text:style-name="T25">Parece-me quase um aviso macabro.</text:span></text:p>
      <text:p text:style-name="P7"/>
      <text:p text:style-name="P1"><text:span text:style-name="T5"><text:s/></text:span><text:span text:style-name="T7">Levanto os olhos e vejo ao longe o esbracejar dos meus vizinhos mais próximos, </text:span><text:span text:style-name="T12">os </text:span><text:span text:style-name="T14">Simpson, </text:span><text:span text:style-name="T12">da</text:span><text:span text:style-name="T7"> quinta de produção de avestruzes que fica a uns duzentos metros para sul </text:span><text:span text:style-name="T10">em linha recta com a</text:span><text:span text:style-name="T7"> </text:span><text:soft-page-break/><text:span text:style-name="T7">minha porta da frente. Pelos intervalos d</text:span><text:span text:style-name="T23">o eucaliptal</text:span><text:span text:style-name="T7"> </text:span><text:span text:style-name="T10">onde ainda persiste alguma bruma mais </text:span><text:span text:style-name="T15">tardia</text:span><text:span text:style-name="T10"> </text:span><text:span text:style-name="T7">consigo ver duas pessoas em </text:span><text:span text:style-name="T8">correria</text:span><text:span text:style-name="T7"> de um lado para o outro, de dentro para fora dos viveiros e </text:span><text:span text:style-name="T7">vice-versa. Vou até lá... </text:span><text:span text:style-name="T5"><text:s/></text:span></text:p>
      <text:p text:style-name="P6"/>
      <text:p text:style-name="P9">- Acudam-me! Os meu animais! O que aconteceu aos meus animais?... - Grita a dona da casa, a plenos pulmões. <text:span text:style-name="T10">Alfred, o marido, </text:span><text:span text:style-name="T12">manco desde que nasceu</text:span><text:span text:style-name="T10">, anda de um lado para o outro, feito barata tonta, com a espingarda preparada para atirar sobre algo que não imagina o que pode ser. </text:span><text:span text:style-name="T12">Sinto-me culpado mas não posso deixar de achar uma certa piada à cena.</text:span></text:p>
      <text:p text:style-name="P12"/>
      <text:p text:style-name="P21"><text:span text:style-name="T23">- Aponte isso para lá que ainda fere alguém. Disse</text:span><text:span text:style-name="T38">-lhe</text:span><text:span text:style-name="T23"> eu, ao vê-lo empunhar a arma na minha direcção. </text:span><text:span text:style-name="T12">Pergunto-lhes sobre o cenário.</text:span> <text:s/><text:span text:style-name="T15">Quase uma dezena de animais fora completamente estropiado ficando as entranhas espalhadas pelo recinto. </text:span><text:span text:style-name="T23">Uma ave de porte médio tinha mesmo sido revirada do avesso, com a parte de dentro do corpo a substituir a de fora, como uma camisola que se despe e vira do avesso. Horripilante! </text:span><text:span text:style-name="T38">A sua carne ainda fumega ligeiramente o que significa que o ataque não foi assim tão distante no tempo quanto isso.</text:span><text:span text:style-name="T23"> </text:span></text:p>
      <text:p text:style-name="P13"/>
      <text:p text:style-name="P10"><text:span text:style-name="T15">Uma vez mais não percebo porque razão ela o terá feito assim. Deve estar mesmo furiosa, só não percebo porque não me atacou durante o sono. Ouço rebuliço dento do viveiro coberto, Thomas Simpson desata a coxear na direcção da porta, de </text:span><text:span text:style-name="T23">novo de</text:span><text:span text:style-name="T15"> arma em riste, </text:span><text:span text:style-name="T25">qual </text:span><text:span text:style-name="T17">“cowboy” </text:span><text:span text:style-name="T33">do </text:span><text:span text:style-name="T17">“farwest”</text:span><text:span text:style-name="T15">. Há qualquer coisa que assusta os animais, um vulto rápido passa </text:span><text:span text:style-name="T25">junto </text:span><text:span text:style-name="T15">à rede. Thomas dispara sem discriminação fazendo como vitimas colaterais três avestruzes de médio porte e o seu </text:span><text:span text:style-name="T38">próprio “</text:span><text:span text:style-name="T16">Golden retriever</text:span><text:span text:style-name="T15">” de pêlo amarelo </text:span><text:span text:style-name="T38">desmaiado</text:span><text:span text:style-name="T15">. O motivo de tamanha inquietação; uma pequena e bela raposa de cabelo alaranjado </text:span><text:span text:style-name="T23">que </text:span><text:span text:style-name="T15">acaba por sucumbir também às balas. De Valéria nem sinal. </text:span><text:span text:style-name="T25">Os Simpson discutem entre si sobre a possibilidade de uma raposa ter feito tamanha chacina. Eu sei melhor que isso.</text:span></text:p>
      <text:p text:style-name="P17"/>
      <text:p text:style-name="P11"><text:span text:style-name="T25">Ao longe o</text:span><text:span text:style-name="T23">uço cães a ladrar na floresta. </text:span><text:span text:style-name="T38">Uma perseguição parece estar em curso. </text:span><text:span text:style-name="T23">Existe outra exploração para lá da barreira </text:span><text:span text:style-name="T24">de mulgas que demarca o </text:span><text:span text:style-name="T25">fim de um </text:span><text:span text:style-name="T24">eucaliptal </text:span><text:span text:style-name="T25">e o início de um outro aquartelamento de </text:span><text:span text:style-name="T34">mais </text:span><text:span text:style-name="T25">á</text:span><text:span text:style-name="T34">rvores da mesma espécie</text:span><text:span text:style-name="T24">. </text:span><text:span text:style-name="T38">Começo a dirigir-me naquele sentido. </text:span><text:span text:style-name="T24">Segundos depois ouço um a ganir de dor. É por ali o caminho a seguir... </text:span><text:span text:style-name="T34">Para trás fica</text:span><text:span text:style-name="T38">ra</text:span><text:span text:style-name="T34">m os Simpsons a chorar o animal de estimação e o sustento estendido no chão poeirento.</text:span></text:p>
      <text:p text:style-name="P18"/>
      <text:p text:style-name="P22"><text:span text:style-name="T34">Apresso-me o mais que posso para não perder os sons que </text:span><text:span text:style-name="T38">durante um bom bocado </text:span><text:span text:style-name="T34">me guiam até uma clareira na orla de uma floresta que se adensara de modo esquisito nos últimos trinta ou quarenta metros... </text:span><text:span text:style-name="T36">Devo ter corrido durante uns quinze minutos, estou em crer. Nunca outrora pisara </text:span><text:soft-page-break/><text:span text:style-name="T36">estes terrenos a pé, isto apesar de estar a pouco mais de dois quilómetros e meio do meio refúgio... </text:span><text:span text:style-name="T34">Detenho-me mesmo a tempo de não cair no abismo que encontro meio escondido por detrás de um</text:span><text:span text:style-name="T36">a grama</text:span><text:span text:style-name="T34"> alta que pulula a circunferência quase perfeita do que me parece ser </text:span><text:span text:style-name="T36">a entrada de </text:span><text:span text:style-name="T34">uma antiga mina </text:span><text:span text:style-name="T36">abandonada</text:span><text:span text:style-name="T34">. </text:span><text:span text:style-name="T36">Por diante vejo u</text:span><text:span text:style-name="T34">m buraco escuro no chão com uns seis ou sete metros de diâmetro, à </text:span><text:span text:style-name="T36">vontade</text:span><text:span text:style-name="T34">. Debruço-me devagarinho para espreitar o interior. Vejo </text:span><text:span text:style-name="T36">o cadáver de um</text:span><text:span text:style-name="T34"> cão, aberto ao meio com os intestinos de fora, </text:span><text:span text:style-name="T39">fumegante, tal como a ave, </text:span><text:span text:style-name="T34">e outro que acaba de ser esventrado pelas mãos da vampira que persigo, </text:span><text:span text:style-name="T36">no exacto momento em que a minha vista o foca</text:span><text:span text:style-name="T34">. </text:span><text:span text:style-name="T36">Ouço vindo dele um latir ténue, sem força, quase imperceptível.</text:span><text:span text:style-name="T34"> Estão uns quatro ou cinco metros abaixo do nível a que se encontram os meus pés. V</text:span><text:span text:style-name="T35">a</text:span><text:span text:style-name="T34">léria ajoelha-se e mergulha a cabeça no dorso aberto do animal, alimentado-se do seu interior de forma animalesca e nojenta. </text:span><text:span text:style-name="T36">Sinto-me nauseado. </text:span><text:span text:style-name="T34">Depois olha para cima... sente o me</text:span><text:span text:style-name="T35">u</text:span><text:span text:style-name="T34"> cheiro e rosna na minha direcção, </text:span><text:span text:style-name="T36">com a face coberta de sangue e pedaços de carne da sua presa</text:span><text:span text:style-name="T34">. Foi a primeira vez que senti medo dela. </text:span><text:span text:style-name="T36">Não me parece mais aquela bela mulher que tentei salvar, e sim um bicho. Um bicho perigoso, danado da vida. </text:span><text:span text:style-name="T39">O pior é que não está só. Junto a uma abertura da rocha, na sombra vejo dois pares de olhos brilhantes que a imitam.</text:span><text:span text:style-name="T36"> </text:span><text:span text:style-name="T34">Fita-me durante uns segundos e depois desaparece </text:span><text:span text:style-name="T35">veloz</text:span><text:span text:style-name="T34"> por entre </text:span><text:span text:style-name="T39">a fenda aberta na pedra</text:span><text:span text:style-name="T34">. </text:span><text:span text:style-name="T39">Desaparecem todos. </text:span><text:span text:style-name="T34">Sei que e</text:span><text:span text:style-name="T35">sta </text:span><text:span text:style-name="T36">zona alberga uma extensa</text:span><text:span text:style-name="T34"> área, de vários hectares, pejada de labirintos, cavernas e rios subterrâneos, uns associados à antiga exploração mineira, outros esculpidos de forma natural pela mãe Natureza. Já uma meia dúzia de espeleólogos experimentados desapareceu por aqui... </text:span><text:span text:style-name="T39">Não </text:span><text:span text:style-name="T34">quero engrossar a lista. </text:span><text:span text:style-name="T36">N</text:span><text:span text:style-name="T34">ão </text:span><text:span text:style-name="T39">me admira que isto seja um enorme covil de vampiros. </text:span><text:span text:style-name="T34">É inútil persegui-la debaixo do chão, nos lugares das trevas... no seu território. </text:span><text:span text:style-name="T39">Ainda mais quando conta com companhia. E eu nem sequer estou armado...</text:span><text:span text:style-name="T34"> </text:span></text:p>
      <text:p text:style-name="P22"><text:span text:style-name="T34"/></text:p>
      <text:p text:style-name="P22"><text:span text:style-name="T34">Parabéns pela fuga,</text:span><text:span text:style-name="T23"> </text:span><text:span text:style-name="T34">Valéria! </text:span><text:span text:style-name="T39">Parabéns pela fuga. - Repito para comigo, enquanto viro costas. Voltarei assim que estiver preparado para morrer, porque sei que essa é uma probabilidade bem forte, a partir do momento em que eu decidir meter os meus pés debaixo desta terra.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3T14:37:42</meta:creation-date>
    <meta:generator>LibreOffice/3.6$MacOSX_x86 LibreOffice_project/da8c1e6-fd468f4-454e206-f42a4a9-143cfd</meta:generator>
    <dc:date>2013-01-30T00:41:24</dc:date>
    <meta:editing-duration>PT3H13M55S</meta:editing-duration>
    <meta:editing-cycles>16</meta:editing-cycles>
    <meta:document-statistic meta:table-count="0" meta:image-count="0" meta:object-count="0" meta:page-count="4" meta:paragraph-count="13" meta:word-count="1832" meta:character-count="10744" meta:non-whitespace-character-count="8916"/>
  </office:meta>
</office:document-meta>
</file>